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id_saham</text:p>
          </table:table-cell>
          <table:table-cell office:value-type="string" table:style-name="ce3">
            <text:p>nama_saham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ADRO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AMRT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ANTM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ARTO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ASII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BBCA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BBNI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BBRI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BBTN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BFIN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BMRI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BRIS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BRPT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BUKA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CPIN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EMTK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ERAA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EXCL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GOTO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HMSP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HRUM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ICBP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INCO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INDF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INDY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INKP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INTP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2">
            <text:p>ITMG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2">
            <text:p>JPFA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2">
            <text:p>KLBF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2">
            <text:p>MDKA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2">
            <text:p>MEDC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2">
            <text:p>MIKA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2">
            <text:p>MNCN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2">
            <text:p>PGAS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2">
            <text:p>PTBA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2">
            <text:p>SMGR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2">
            <text:p>TBIG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2">
            <text:p>TINS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2">
            <text:p>TLKM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2">
            <text:p>TOWR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2">
            <text:p>TPIA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2">
            <text:p>UNTR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2">
            <text:p>UNVR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2">
            <text:p>WIKA</text:p>
          </table:table-cell>
          <table:table-cell table:number-columns-repeated="16382"/>
        </table:table-row>
        <table:table-row table:number-rows-repeated="10485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IKHWAN</meta:initial-creator>
    <dc:creator>IKHWAN</dc:creator>
    <meta:creation-date>2022-12-31T02:22:50Z</meta:creation-date>
    <dc:date>2022-12-31T02:31:50Z</dc:date>
  </office:meta>
</office:document-meta>
</file>